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AYO PALOMINO, JOHAN ANTHONY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N MARTIN DE PANGO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AYO PALOMINO, JOHAN ANTHONY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0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20:57:3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